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</table:table-row>
        <table:table-row table:style-name="ro1">
          <table:table-cell/>
          <table:table-cell table:style-name="ce2" office:value-type="float" office:value="144" calcext:value-type="float">
            <text:p>144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8" office:value-type="float" office:value="-6" calcext:value-type="float">
            <text:p>-6</text:p>
          </table:table-cell>
          <table:table-cell table:style-name="ce14" office:value-type="float" office:value="-9" calcext:value-type="float">
            <text:p>-9</text:p>
          </table:table-cell>
        </table:table-row>
        <table:table-row table:style-name="ro1">
          <table:table-cell/>
          <table:table-cell table:style-name="ce2"/>
          <table:table-cell table:style-name="ce5"/>
          <table:table-cell/>
          <table:table-cell table:style-name="ce9"/>
          <table:table-cell table:style-name="ce2"/>
        </table:table-row>
        <table:table-row table:style-name="ro1">
          <table:table-cell/>
          <table:table-cell table:style-name="ce2" table:formula="of:=144-54" office:value-type="float" office:value="90" calcext:value-type="float">
            <text:p>90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9" table:formula="of:=-6-(-9)" office:value-type="float" office:value="3" calcext:value-type="float">
            <text:p>3</text:p>
          </table:table-cell>
          <table:table-cell table:style-name="ce2" office:value-type="float" office:value="-9" calcext:value-type="float">
            <text:p>-9</text:p>
          </table:table-cell>
        </table:table-row>
        <table:table-row table:style-name="ro1">
          <table:table-cell/>
          <table:table-cell table:style-name="ce2"/>
          <table:table-cell table:style-name="ce5"/>
          <table:table-cell/>
          <table:table-cell table:style-name="ce9"/>
          <table:table-cell table:style-name="ce2"/>
        </table:table-row>
        <table:table-row table:style-name="ro1">
          <table:table-cell/>
          <table:table-cell table:style-name="ce2" table:formula="of:=90-54" office:value-type="float" office:value="36" calcext:value-type="float">
            <text:p>36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9" table:formula="of:=3-(-9)" office:value-type="float" office:value="12" calcext:value-type="float">
            <text:p>12</text:p>
          </table:table-cell>
          <table:table-cell table:style-name="ce2" office:value-type="float" office:value="-9" calcext:value-type="float">
            <text:p>-9</text:p>
          </table:table-cell>
        </table:table-row>
        <table:table-row table:style-name="ro1">
          <table:table-cell/>
          <table:table-cell table:style-name="ce2"/>
          <table:table-cell table:style-name="ce5"/>
          <table:table-cell/>
          <table:table-cell table:style-name="ce9"/>
          <table:table-cell table:style-name="ce2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5" table:formula="of:=54-36" office:value-type="float" office:value="18" calcext:value-type="float">
            <text:p>18</text:p>
          </table:table-cell>
          <table:table-cell/>
          <table:table-cell table:style-name="ce10"/>
          <table:table-cell table:style-name="ce3" office:value-type="string" calcext:value-type="string">
            <text:p>…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number-columns-repeated="3"/>
        </table:table-row>
        <table:table-row table:style-name="ro1">
          <table:table-cell/>
          <table:table-cell table:style-name="ce3" table:formula="of:=36-18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ce1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number-columns-repeated="4"/>
          <table:table-cell table:style-name="ce9" office:value-type="float" office:value="-6" calcext:value-type="float">
            <text:p>-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2"/>
        </table:table-row>
        <table:table-row table:style-name="ro1">
          <table:table-cell/>
          <table:table-cell table:formula="of:=144/18" office:value-type="float" office:value="8" calcext:value-type="float">
            <text:p>8</text:p>
          </table:table-cell>
          <table:table-cell table:formula="of:=54/18" office:value-type="float" office:value="3" calcext:value-type="float">
            <text:p>3</text:p>
          </table:table-cell>
          <table:table-cell/>
          <table:table-cell table:style-name="ce9" office:value-type="float" office:value="-6" calcext:value-type="float">
            <text:p>-6</text:p>
          </table:table-cell>
          <table:table-cell table:style-name="ce2" table:formula="of:=9-(-6)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2"/>
        </table:table-row>
        <table:table-row table:style-name="ro1">
          <table:table-cell table:number-columns-repeated="4"/>
          <table:table-cell table:style-name="ce9" office:value-type="float" office:value="-6" calcext:value-type="float">
            <text:p>-6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table:style-name="ce10"/>
          <table:table-cell table:style-name="ce3" office:value-type="string" calcext:value-type="string">
            <text:p>…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number-columns-repeated="4"/>
          <table:table-cell table:style-name="ce12" office:value-type="float" office:value="-9" calcext:value-type="float">
            <text:p>-9</text:p>
          </table:table-cell>
          <table:table-cell table:style-name="ce15" office:value-type="float" office:value="-9" calcext:value-type="float">
            <text:p>-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S(([.B25]+[.C25])/2)-([.B25]+[.C25])/2" office:value-type="float" office:value="0.377582561890373" calcext:value-type="float">
            <text:p>0,377582561890373</text:p>
          </table:table-cell>
          <table:table-cell table:number-columns-repeated="2"/>
        </table:table-row>
        <table:table-row table:style-name="ro1">
          <table:table-cell/>
          <table:table-cell table:formula="of:=IF([.D25]&gt;0;([.B25]+[.C25])/2;[.B25])" office:value-type="float" office:value="0.5" calcext:value-type="float">
            <text:p>0,5</text:p>
          </table:table-cell>
          <table:table-cell table:formula="of:=IF([.D25]&lt;0;([.B25]+[.C25])/2;[.C25])" office:value-type="float" office:value="1" calcext:value-type="float">
            <text:p>1</text:p>
          </table:table-cell>
          <table:table-cell table:formula="of:=COS(([.B26]+[.C26])/2)-([.B26]+[.C26])/2" office:value-type="float" office:value="-0.0183111311261791" calcext:value-type="float">
            <text:p>-0,018311131126179</text:p>
          </table:table-cell>
          <table:table-cell table:number-columns-repeated="2"/>
        </table:table-row>
        <table:table-row table:style-name="ro1">
          <table:table-cell/>
          <table:table-cell table:formula="of:=IF([.D26]&gt;0;([.B26]+[.C26])/2;[.B26])" office:value-type="float" office:value="0.5" calcext:value-type="float">
            <text:p>0,5</text:p>
          </table:table-cell>
          <table:table-cell table:formula="of:=IF([.D26]&lt;0;([.B26]+[.C26])/2;[.C26])" office:value-type="float" office:value="0.75" calcext:value-type="float">
            <text:p>0,75</text:p>
          </table:table-cell>
          <table:table-cell table:formula="of:=COS(([.B27]+[.C27])/2)-([.B27]+[.C27])/2" office:value-type="float" office:value="0.185963119505218" calcext:value-type="float">
            <text:p>0,185963119505218</text:p>
          </table:table-cell>
          <table:table-cell table:number-columns-repeated="2"/>
        </table:table-row>
        <table:table-row table:style-name="ro1">
          <table:table-cell/>
          <table:table-cell table:formula="of:=IF([.D27]&gt;0;([.B27]+[.C27])/2;[.B27])" office:value-type="float" office:value="0.625" calcext:value-type="float">
            <text:p>0,625</text:p>
          </table:table-cell>
          <table:table-cell table:formula="of:=IF([.D27]&lt;0;([.B27]+[.C27])/2;[.C27])" office:value-type="float" office:value="0.75" calcext:value-type="float">
            <text:p>0,75</text:p>
          </table:table-cell>
          <table:table-cell table:formula="of:=COS(([.B28]+[.C28])/2)-([.B28]+[.C28])/2" office:value-type="float" office:value="0.0853349461524715" calcext:value-type="float">
            <text:p>0,085334946152472</text:p>
          </table:table-cell>
          <table:table-cell table:number-columns-repeated="2"/>
        </table:table-row>
        <table:table-row table:style-name="ro1">
          <table:table-cell/>
          <table:table-cell table:formula="of:=IF([.D28]&gt;0;([.B28]+[.C28])/2;[.B28])" office:value-type="float" office:value="0.6875" calcext:value-type="float">
            <text:p>0,6875</text:p>
          </table:table-cell>
          <table:table-cell table:formula="of:=IF([.D28]&lt;0;([.B28]+[.C28])/2;[.C28])" office:value-type="float" office:value="0.75" calcext:value-type="float">
            <text:p>0,75</text:p>
          </table:table-cell>
          <table:table-cell table:formula="of:=COS(([.B29]+[.C29])/2)-([.B29]+[.C29])/2" office:value-type="float" office:value="0.0338793724180665" calcext:value-type="float">
            <text:p>0,033879372418067</text:p>
          </table:table-cell>
          <table:table-cell table:number-columns-repeated="2"/>
        </table:table-row>
        <table:table-row table:style-name="ro1">
          <table:table-cell/>
          <table:table-cell table:formula="of:=IF([.D29]&gt;0;([.B29]+[.C29])/2;[.B29])" office:value-type="float" office:value="0.71875" calcext:value-type="float">
            <text:p>0,71875</text:p>
          </table:table-cell>
          <table:table-cell table:formula="of:=IF([.D29]&lt;0;([.B29]+[.C29])/2;[.C29])" office:value-type="float" office:value="0.75" calcext:value-type="float">
            <text:p>0,75</text:p>
          </table:table-cell>
          <table:table-cell table:formula="of:=COS(([.B30]+[.C30])/2)-([.B30]+[.C30])/2" office:value-type="float" office:value="0.00787472545850132" calcext:value-type="float">
            <text:p>0,007874725458501</text:p>
          </table:table-cell>
          <table:table-cell table:number-columns-repeated="2"/>
        </table:table-row>
        <table:table-row table:style-name="ro1">
          <table:table-cell/>
          <table:table-cell table:formula="of:=IF([.D30]&gt;0;([.B30]+[.C30])/2;[.B30])" office:value-type="float" office:value="0.734375" calcext:value-type="float">
            <text:p>0,734375</text:p>
          </table:table-cell>
          <table:table-cell table:formula="of:=IF([.D30]&lt;0;([.B30]+[.C30])/2;[.C30])" office:value-type="float" office:value="0.75" calcext:value-type="float">
            <text:p>0,75</text:p>
          </table:table-cell>
          <table:table-cell table:formula="of:=COS(([.B31]+[.C31])/2)-([.B31]+[.C31])/2" office:value-type="float" office:value="-0.00519571174375921" calcext:value-type="float">
            <text:p>-0,005195711743759</text:p>
          </table:table-cell>
          <table:table-cell table:number-columns-repeated="2"/>
        </table:table-row>
        <table:table-row table:style-name="ro1">
          <table:table-cell/>
          <table:table-cell table:formula="of:=IF([.D31]&gt;0;([.B31]+[.C31])/2;[.B31])" office:value-type="float" office:value="0.734375" calcext:value-type="float">
            <text:p>0,734375</text:p>
          </table:table-cell>
          <table:table-cell table:formula="of:=IF([.D31]&lt;0;([.B31]+[.C31])/2;[.C31])" office:value-type="float" office:value="0.7421875" calcext:value-type="float">
            <text:p>0,7421875</text:p>
          </table:table-cell>
          <table:table-cell table:formula="of:=COS(([.B32]+[.C32])/2)-([.B32]+[.C32])/2" office:value-type="float" office:value="0.00134514975180511" calcext:value-type="float">
            <text:p>0,001345149751805</text:p>
          </table:table-cell>
          <table:table-cell table:number-columns-repeated="2"/>
        </table:table-row>
        <table:table-row table:style-name="ro1">
          <table:table-cell/>
          <table:table-cell table:formula="of:=IF([.D32]&gt;0;([.B32]+[.C32])/2;[.B32])" office:value-type="float" office:value="0.73828125" calcext:value-type="float">
            <text:p>0,73828125</text:p>
          </table:table-cell>
          <table:table-cell table:formula="of:=IF([.D32]&lt;0;([.B32]+[.C32])/2;[.C32])" office:value-type="float" office:value="0.7421875" calcext:value-type="float">
            <text:p>0,7421875</text:p>
          </table:table-cell>
          <table:table-cell table:formula="of:=COS(([.B33]+[.C33])/2)-([.B33]+[.C33])/2" office:value-type="float" office:value="-0.00192387278089767" calcext:value-type="float">
            <text:p>-0,001923872780898</text:p>
          </table:table-cell>
          <table:table-cell table:number-columns-repeated="2"/>
        </table:table-row>
        <table:table-row table:style-name="ro1">
          <table:table-cell/>
          <table:table-cell table:formula="of:=IF([.D33]&gt;0;([.B33]+[.C33])/2;[.B33])" office:value-type="float" office:value="0.73828125" calcext:value-type="float">
            <text:p>0,73828125</text:p>
          </table:table-cell>
          <table:table-cell table:formula="of:=IF([.D33]&lt;0;([.B33]+[.C33])/2;[.C33])" office:value-type="float" office:value="0.740234375" calcext:value-type="float">
            <text:p>0,740234375</text:p>
          </table:table-cell>
          <table:table-cell table:formula="of:=COS(([.B34]+[.C34])/2)-([.B34]+[.C34])/2" office:value-type="float" office:value="-0.000289009146790087" calcext:value-type="float">
            <text:p>-0,00028900914679</text:p>
          </table:table-cell>
          <table:table-cell table:number-columns-repeated="2"/>
        </table:table-row>
        <table:table-row table:style-name="ro1">
          <table:table-cell/>
          <table:table-cell table:formula="of:=IF([.D34]&gt;0;([.B34]+[.C34])/2;[.B34])" office:value-type="float" office:value="0.73828125" calcext:value-type="float">
            <text:p>0,73828125</text:p>
          </table:table-cell>
          <table:table-cell table:formula="of:=IF([.D34]&lt;0;([.B34]+[.C34])/2;[.C34])" office:value-type="float" office:value="0.7392578125" calcext:value-type="float">
            <text:p>0,7392578125</text:p>
          </table:table-cell>
          <table:table-cell table:formula="of:=COS(([.B35]+[.C35])/2)-([.B35]+[.C35])/2" office:value-type="float" office:value="0.000528158433658166" calcext:value-type="float">
            <text:p>0,000528158433658</text:p>
          </table:table-cell>
          <table:table-cell table:number-columns-repeated="2"/>
        </table:table-row>
        <table:table-row table:style-name="ro1">
          <table:table-cell/>
          <table:table-cell table:formula="of:=IF([.D35]&gt;0;([.B35]+[.C35])/2;[.B35])" office:value-type="float" office:value="0.73876953125" calcext:value-type="float">
            <text:p>0,73876953125</text:p>
          </table:table-cell>
          <table:table-cell table:formula="of:=IF([.D35]&lt;0;([.B35]+[.C35])/2;[.C35])" office:value-type="float" office:value="0.7392578125" calcext:value-type="float">
            <text:p>0,7392578125</text:p>
          </table:table-cell>
          <table:table-cell table:formula="of:=COS(([.B36]+[.C36])/2)-([.B36]+[.C36])/2" office:value-type="float" office:value="0.000119596671321887" calcext:value-type="float">
            <text:p>0,000119596671322</text:p>
          </table:table-cell>
          <table:table-cell table:number-columns-repeated="2"/>
        </table:table-row>
        <table:table-row table:style-name="ro1">
          <table:table-cell/>
          <table:table-cell table:formula="of:=IF([.D36]&gt;0;([.B36]+[.C36])/2;[.B36])" office:value-type="float" office:value="0.739013671875" calcext:value-type="float">
            <text:p>0,739013671875</text:p>
          </table:table-cell>
          <table:table-cell table:formula="of:=IF([.D36]&lt;0;([.B36]+[.C36])/2;[.C36])" office:value-type="float" office:value="0.7392578125" calcext:value-type="float">
            <text:p>0,7392578125</text:p>
          </table:table-cell>
          <table:table-cell table:formula="of:=COS(([.B37]+[.C37])/2)-([.B37]+[.C37])/2" office:value-type="float" office:value="-0.0000847007313747872" calcext:value-type="float">
            <text:p>-8,47007313747872E-05</text:p>
          </table:table-cell>
          <table:table-cell table:number-columns-repeated="2"/>
        </table:table-row>
        <table:table-row table:style-name="ro1">
          <table:table-cell/>
          <table:table-cell table:formula="of:=IF([.D37]&gt;0;([.B37]+[.C37])/2;[.B37])" office:value-type="float" office:value="0.739013671875" calcext:value-type="float">
            <text:p>0,739013671875</text:p>
          </table:table-cell>
          <table:table-cell table:formula="of:=IF([.D37]&lt;0;([.B37]+[.C37])/2;[.C37])" office:value-type="float" office:value="0.7391357421875" calcext:value-type="float">
            <text:p>0,7391357421875</text:p>
          </table:table-cell>
          <table:table-cell table:formula="of:=COS(([.B38]+[.C38])/2)-([.B38]+[.C38])/2" office:value-type="float" office:value="0.0000174493466399417" calcext:value-type="float">
            <text:p>1,74493466399417E-05</text:p>
          </table:table-cell>
          <table:table-cell table:number-columns-repeated="2"/>
        </table:table-row>
        <table:table-row table:style-name="ro1">
          <table:table-cell/>
          <table:table-cell table:formula="of:=IF([.D38]&gt;0;([.B38]+[.C38])/2;[.B38])" office:value-type="float" office:value="0.73907470703125" calcext:value-type="float">
            <text:p>0,73907470703125</text:p>
          </table:table-cell>
          <table:table-cell table:formula="of:=IF([.D38]&lt;0;([.B38]+[.C38])/2;[.C38])" office:value-type="float" office:value="0.7391357421875" calcext:value-type="float">
            <text:p>0,7391357421875</text:p>
          </table:table-cell>
          <table:table-cell table:formula="of:=COS(([.B39]+[.C39])/2)-([.B39]+[.C39])/2" office:value-type="float" office:value="-0.0000336253482103865" calcext:value-type="float">
            <text:p>-3,36253482103865E-05</text:p>
          </table:table-cell>
          <table:table-cell table:number-columns-repeated="2"/>
        </table:table-row>
        <table:table-row table:style-name="ro1">
          <table:table-cell/>
          <table:table-cell table:formula="of:=IF([.D39]&gt;0;([.B39]+[.C39])/2;[.B39])" office:value-type="float" office:value="0.73907470703125" calcext:value-type="float">
            <text:p>0,73907470703125</text:p>
          </table:table-cell>
          <table:table-cell table:formula="of:=IF([.D39]&lt;0;([.B39]+[.C39])/2;[.C39])" office:value-type="float" office:value="0.739105224609375" calcext:value-type="float">
            <text:p>0,739105224609375</text:p>
          </table:table-cell>
          <table:table-cell table:formula="of:=COS(([.B40]+[.C40])/2)-([.B40]+[.C40])/2" office:value-type="float" office:value="-0.00000808791474471438" calcext:value-type="float">
            <text:p>-8,08791474471438E-06</text:p>
          </table:table-cell>
          <table:table-cell table:number-columns-repeated="2"/>
        </table:table-row>
        <table:table-row table:style-name="ro1">
          <table:table-cell/>
          <table:table-cell table:formula="of:=IF([.D40]&gt;0;([.B40]+[.C40])/2;[.B40])" office:value-type="float" office:value="0.73907470703125" calcext:value-type="float">
            <text:p>0,73907470703125</text:p>
          </table:table-cell>
          <table:table-cell table:formula="of:=IF([.D40]&lt;0;([.B40]+[.C40])/2;[.C40])" office:value-type="float" office:value="0.739089965820313" calcext:value-type="float">
            <text:p>0,739089965820313</text:p>
          </table:table-cell>
          <table:table-cell table:formula="of:=COS(([.B41]+[.C41])/2)-([.B41]+[.C41])/2" office:value-type="float" office:value="0.00000468073745785169" calcext:value-type="float">
            <text:p>4,68073745785169E-06</text:p>
          </table:table-cell>
          <table:table-cell table:number-columns-repeated="2"/>
        </table:table-row>
        <table:table-row table:style-name="ro1">
          <table:table-cell/>
          <table:table-cell table:formula="of:=IF([.D41]&gt;0;([.B41]+[.C41])/2;[.B41])" office:value-type="float" office:value="0.739082336425781" calcext:value-type="float">
            <text:p>0,739082336425781</text:p>
          </table:table-cell>
          <table:table-cell table:formula="of:=IF([.D41]&lt;0;([.B41]+[.C41])/2;[.C41])" office:value-type="float" office:value="0.739089965820313" calcext:value-type="float">
            <text:p>0,739089965820313</text:p>
          </table:table-cell>
          <table:table-cell table:formula="of:=COS(([.B42]+[.C42])/2)-([.B42]+[.C42])/2" office:value-type="float" office:value="-0.00000170358326589959" calcext:value-type="float">
            <text:p>-1,70358326589959E-06</text:p>
          </table:table-cell>
          <table:table-cell table:number-columns-repeated="2"/>
        </table:table-row>
        <table:table-row table:style-name="ro1">
          <table:table-cell/>
          <table:table-cell table:formula="of:=IF([.D42]&gt;0;([.B42]+[.C42])/2;[.B42])" office:value-type="float" office:value="0.739082336425781" calcext:value-type="float">
            <text:p>0,739082336425781</text:p>
          </table:table-cell>
          <table:table-cell table:formula="of:=IF([.D42]&lt;0;([.B42]+[.C42])/2;[.C42])" office:value-type="float" office:value="0.739086151123047" calcext:value-type="float">
            <text:p>0,739086151123047</text:p>
          </table:table-cell>
          <table:table-cell table:formula="of:=COS(([.B43]+[.C43])/2)-([.B43]+[.C43])/2" office:value-type="float" office:value="0.00000148857844040062" calcext:value-type="float">
            <text:p>1,48857844040062E-06</text:p>
          </table:table-cell>
          <table:table-cell table:number-columns-repeated="2"/>
        </table:table-row>
        <table:table-row table:style-name="ro1">
          <table:table-cell/>
          <table:table-cell table:formula="of:=IF([.D43]&gt;0;([.B43]+[.C43])/2;[.B43])" office:value-type="float" office:value="0.739084243774414" calcext:value-type="float">
            <text:p>0,739084243774414</text:p>
          </table:table-cell>
          <table:table-cell table:formula="of:=IF([.D43]&lt;0;([.B43]+[.C43])/2;[.C43])" office:value-type="float" office:value="0.739086151123047" calcext:value-type="float">
            <text:p>0,739086151123047</text:p>
          </table:table-cell>
          <table:table-cell table:formula="of:=COS(([.B44]+[.C44])/2)-([.B44]+[.C44])/2" office:value-type="float" office:value="-0.000000107502076684973" calcext:value-type="float">
            <text:p>-1,07502076684973E-07</text:p>
          </table:table-cell>
          <table:table-cell table:number-columns-repeated="2"/>
        </table:table-row>
        <table:table-row table:style-name="ro1">
          <table:table-cell/>
          <table:table-cell table:formula="of:=IF([.D44]&gt;0;([.B44]+[.C44])/2;[.B44])" office:value-type="float" office:value="0.739084243774414" calcext:value-type="float">
            <text:p>0,739084243774414</text:p>
          </table:table-cell>
          <table:table-cell table:formula="of:=IF([.D44]&lt;0;([.B44]+[.C44])/2;[.C44])" office:value-type="float" office:value="0.739085197448731" calcext:value-type="float">
            <text:p>0,739085197448731</text:p>
          </table:table-cell>
          <table:table-cell table:formula="of:=COS(([.B45]+[.C45])/2)-([.B45]+[.C45])/2" office:value-type="float" office:value="0.000000690538265901708" calcext:value-type="float">
            <text:p>6,90538265901708E-07</text:p>
          </table:table-cell>
          <table:table-cell table:number-columns-repeated="2"/>
        </table:table-row>
        <table:table-row table:style-name="ro1">
          <table:table-cell/>
          <table:table-cell table:formula="of:=IF([.D45]&gt;0;([.B45]+[.C45])/2;[.B45])" office:value-type="float" office:value="0.739084720611572" calcext:value-type="float">
            <text:p>0,739084720611572</text:p>
          </table:table-cell>
          <table:table-cell table:formula="of:=IF([.D45]&lt;0;([.B45]+[.C45])/2;[.C45])" office:value-type="float" office:value="0.739085197448731" calcext:value-type="float">
            <text:p>0,739085197448731</text:p>
          </table:table-cell>
          <table:table-cell table:formula="of:=COS(([.B46]+[.C46])/2)-([.B46]+[.C46])/2" office:value-type="float" office:value="0.000000291518115647094" calcext:value-type="float">
            <text:p>2,91518115647094E-07</text:p>
          </table:table-cell>
          <table:table-cell table:number-columns-repeated="2"/>
        </table:table-row>
        <table:table-row table:style-name="ro1">
          <table:table-cell/>
          <table:table-cell table:formula="of:=IF([.D46]&gt;0;([.B46]+[.C46])/2;[.B46])" office:value-type="float" office:value="0.739084959030151" calcext:value-type="float">
            <text:p>0,739084959030151</text:p>
          </table:table-cell>
          <table:table-cell table:formula="of:=IF([.D46]&lt;0;([.B46]+[.C46])/2;[.C46])" office:value-type="float" office:value="0.739085197448731" calcext:value-type="float">
            <text:p>0,739085197448731</text:p>
          </table:table-cell>
          <table:table-cell table:formula="of:=COS(([.B47]+[.C47])/2)-([.B47]+[.C47])/2" office:value-type="float" office:value="0.0000000920080247546196" calcext:value-type="float">
            <text:p>9,20080247546196E-08</text:p>
          </table:table-cell>
          <table:table-cell table:number-columns-repeated="2"/>
        </table:table-row>
        <table:table-row table:style-name="ro1">
          <table:table-cell/>
          <table:table-cell table:formula="of:=IF([.D47]&gt;0;([.B47]+[.C47])/2;[.B47])" office:value-type="float" office:value="0.739085078239441" calcext:value-type="float">
            <text:p>0,739085078239441</text:p>
          </table:table-cell>
          <table:table-cell table:formula="of:=IF([.D47]&lt;0;([.B47]+[.C47])/2;[.C47])" office:value-type="float" office:value="0.739085197448731" calcext:value-type="float">
            <text:p>0,739085197448731</text:p>
          </table:table-cell>
          <table:table-cell table:formula="of:=COS(([.B48]+[.C48])/2)-([.B48]+[.C48])/2" office:value-type="float" office:value="-0.00000000774702468842037" calcext:value-type="float">
            <text:p>-7,74702468842037E-09</text:p>
          </table:table-cell>
          <table:table-cell table:number-columns-repeated="2"/>
        </table:table-row>
        <table:table-row table:style-name="ro1">
          <table:table-cell/>
          <table:table-cell table:formula="of:=IF([.D48]&gt;0;([.B48]+[.C48])/2;[.B48])" office:value-type="float" office:value="0.739085078239441" calcext:value-type="float">
            <text:p>0,739085078239441</text:p>
          </table:table-cell>
          <table:table-cell table:formula="of:=IF([.D48]&lt;0;([.B48]+[.C48])/2;[.C48])" office:value-type="float" office:value="0.739085137844086" calcext:value-type="float">
            <text:p>0,739085137844086</text:p>
          </table:table-cell>
          <table:table-cell table:formula="of:=COS(([.B49]+[.C49])/2)-([.B49]+[.C49])/2" office:value-type="float" office:value="0.0000000421305003106554" calcext:value-type="float">
            <text:p>4,21305003106554E-08</text:p>
          </table:table-cell>
          <table:table-cell table:number-columns-repeated="2"/>
        </table:table-row>
        <table:table-row table:style-name="ro1">
          <table:table-cell/>
          <table:table-cell table:formula="of:=IF([.D49]&gt;0;([.B49]+[.C49])/2;[.B49])" office:value-type="float" office:value="0.739085108041763" calcext:value-type="float">
            <text:p>0,739085108041763</text:p>
          </table:table-cell>
          <table:table-cell table:formula="of:=IF([.D49]&lt;0;([.B49]+[.C49])/2;[.C49])" office:value-type="float" office:value="0.739085137844086" calcext:value-type="float">
            <text:p>0,739085137844086</text:p>
          </table:table-cell>
          <table:table-cell table:formula="of:=COS(([.B50]+[.C50])/2)-([.B50]+[.C50])/2" office:value-type="float" office:value="0.0000000171917379221398" calcext:value-type="float">
            <text:p>1,71917379221398E-08</text:p>
          </table:table-cell>
          <table:table-cell table:number-columns-repeated="2"/>
        </table:table-row>
        <table:table-row table:style-name="ro1">
          <table:table-cell/>
          <table:table-cell table:formula="of:=IF([.D50]&gt;0;([.B50]+[.C50])/2;[.B50])" office:value-type="float" office:value="0.739085122942925" calcext:value-type="float">
            <text:p>0,739085122942925</text:p>
          </table:table-cell>
          <table:table-cell table:formula="of:=IF([.D50]&lt;0;([.B50]+[.C50])/2;[.C50])" office:value-type="float" office:value="0.739085137844086" calcext:value-type="float">
            <text:p>0,739085137844086</text:p>
          </table:table-cell>
          <table:table-cell table:formula="of:=COS(([.B51]+[.C51])/2)-([.B51]+[.C51])/2" office:value-type="float" office:value="0.00000000472235661685971" calcext:value-type="float">
            <text:p>4,72235661685971E-09</text:p>
          </table:table-cell>
          <table:table-cell table:number-columns-repeated="2"/>
        </table:table-row>
        <table:table-row table:style-name="ro1">
          <table:table-cell/>
          <table:table-cell table:formula="of:=IF([.D51]&gt;0;([.B51]+[.C51])/2;[.B51])" office:value-type="float" office:value="0.739085130393505" calcext:value-type="float">
            <text:p>0,739085130393505</text:p>
          </table:table-cell>
          <table:table-cell table:formula="of:=IF([.D51]&lt;0;([.B51]+[.C51])/2;[.C51])" office:value-type="float" office:value="0.739085137844086" calcext:value-type="float">
            <text:p>0,739085137844086</text:p>
          </table:table-cell>
          <table:table-cell table:formula="of:=COS(([.B52]+[.C52])/2)-([.B52]+[.C52])/2" office:value-type="float" office:value="-0.00000000151233403578033" calcext:value-type="float">
            <text:p>-1,51233403578033E-09</text:p>
          </table:table-cell>
          <table:table-cell table:number-columns-repeated="2"/>
        </table:table-row>
        <table:table-row table:style-name="ro1">
          <table:table-cell/>
          <table:table-cell table:formula="of:=IF([.D52]&gt;0;([.B52]+[.C52])/2;[.B52])" office:value-type="float" office:value="0.739085130393505" calcext:value-type="float">
            <text:p>0,739085130393505</text:p>
          </table:table-cell>
          <table:table-cell table:formula="of:=IF([.D52]&lt;0;([.B52]+[.C52])/2;[.C52])" office:value-type="float" office:value="0.739085134118795" calcext:value-type="float">
            <text:p>0,739085134118795</text:p>
          </table:table-cell>
          <table:table-cell table:formula="of:=COS(([.B53]+[.C53])/2)-([.B53]+[.C53])/2" office:value-type="float" office:value="0.00000000160501134605084" calcext:value-type="float">
            <text:p>1,60501134605084E-09</text:p>
          </table:table-cell>
          <table:table-cell table:number-columns-repeated="2"/>
        </table:table-row>
        <table:table-row table:style-name="ro1">
          <table:table-cell/>
          <table:table-cell table:formula="of:=IF([.D53]&gt;0;([.B53]+[.C53])/2;[.B53])" office:value-type="float" office:value="0.73908513225615" calcext:value-type="float">
            <text:p>0,73908513225615</text:p>
          </table:table-cell>
          <table:table-cell table:formula="of:=IF([.D53]&lt;0;([.B53]+[.C53])/2;[.C53])" office:value-type="float" office:value="0.739085134118795" calcext:value-type="float">
            <text:p>0,739085134118795</text:p>
          </table:table-cell>
          <table:table-cell table:formula="of:=COS(([.B54]+[.C54])/2)-([.B54]+[.C54])/2" office:value-type="float" office:value="0.0000000000463387106464097" calcext:value-type="float">
            <text:p>4,63387106464097E-11</text:p>
          </table:table-cell>
          <table:table-cell table:number-columns-repeated="2"/>
        </table:table-row>
        <table:table-row table:style-name="ro1">
          <table:table-cell/>
          <table:table-cell table:formula="of:=IF([.D54]&gt;0;([.B54]+[.C54])/2;[.B54])" office:value-type="float" office:value="0.739085133187473" calcext:value-type="float">
            <text:p>0,739085133187473</text:p>
          </table:table-cell>
          <table:table-cell table:formula="of:=IF([.D54]&lt;0;([.B54]+[.C54])/2;[.C54])" office:value-type="float" office:value="0.739085134118795" calcext:value-type="float">
            <text:p>0,739085134118795</text:p>
          </table:table-cell>
          <table:table-cell table:formula="of:=COS(([.B55]+[.C55])/2)-([.B55]+[.C55])/2" office:value-type="float" office:value="-0.000000000732997662566959" calcext:value-type="float">
            <text:p>-7,32997662566959E-10</text:p>
          </table:table-cell>
          <table:table-cell table:number-columns-repeated="2"/>
        </table:table-row>
        <table:table-row table:style-name="ro1">
          <table:table-cell/>
          <table:table-cell table:formula="of:=IF([.D55]&gt;0;([.B55]+[.C55])/2;[.B55])" office:value-type="float" office:value="0.739085133187473" calcext:value-type="float">
            <text:p>0,739085133187473</text:p>
          </table:table-cell>
          <table:table-cell table:formula="of:=IF([.D55]&lt;0;([.B55]+[.C55])/2;[.C55])" office:value-type="float" office:value="0.739085133653134" calcext:value-type="float">
            <text:p>0,739085133653134</text:p>
          </table:table-cell>
          <table:table-cell table:formula="of:=COS(([.B56]+[.C56])/2)-([.B56]+[.C56])/2" office:value-type="float" office:value="-0.000000000343329475960275" calcext:value-type="float">
            <text:p>-3,43329475960275E-10</text:p>
          </table:table-cell>
          <table:table-cell table:number-columns-repeated="2"/>
        </table:table-row>
        <table:table-row table:style-name="ro1">
          <table:table-cell/>
          <table:table-cell table:formula="of:=IF([.D56]&gt;0;([.B56]+[.C56])/2;[.B56])" office:value-type="float" office:value="0.739085133187473" calcext:value-type="float">
            <text:p>0,739085133187473</text:p>
          </table:table-cell>
          <table:table-cell table:formula="of:=IF([.D56]&lt;0;([.B56]+[.C56])/2;[.C56])" office:value-type="float" office:value="0.739085133420303" calcext:value-type="float">
            <text:p>0,739085133420303</text:p>
          </table:table-cell>
          <table:table-cell table:formula="of:=COS(([.B57]+[.C57])/2)-([.B57]+[.C57])/2" office:value-type="float" office:value="-0.000000000148495438168084" calcext:value-type="float">
            <text:p>-1,48495438168084E-10</text:p>
          </table:table-cell>
          <table:table-cell table:number-columns-repeated="2"/>
        </table:table-row>
        <table:table-row table:style-name="ro1">
          <table:table-cell/>
          <table:table-cell table:formula="of:=IF([.D57]&gt;0;([.B57]+[.C57])/2;[.B57])" office:value-type="float" office:value="0.739085133187473" calcext:value-type="float">
            <text:p>0,739085133187473</text:p>
          </table:table-cell>
          <table:table-cell table:formula="of:=IF([.D57]&lt;0;([.B57]+[.C57])/2;[.C57])" office:value-type="float" office:value="0.739085133303888" calcext:value-type="float">
            <text:p>0,739085133303888</text:p>
          </table:table-cell>
          <table:table-cell table:formula="of:=COS(([.B58]+[.C58])/2)-([.B58]+[.C58])/2" office:value-type="float" office:value="-0.000000000051078363760837" calcext:value-type="float">
            <text:p>-5,1078363760837E-11</text:p>
          </table:table-cell>
          <table:table-cell table:number-columns-repeated="2"/>
        </table:table-row>
        <table:table-row table:style-name="ro1">
          <table:table-cell/>
          <table:table-cell table:formula="of:=IF([.D58]&gt;0;([.B58]+[.C58])/2;[.B58])" office:value-type="float" office:value="0.739085133187473" calcext:value-type="float">
            <text:p>0,739085133187473</text:p>
          </table:table-cell>
          <table:table-cell table:formula="of:=IF([.D58]&lt;0;([.B58]+[.C58])/2;[.C58])" office:value-type="float" office:value="0.739085133245681" calcext:value-type="float">
            <text:p>0,739085133245681</text:p>
          </table:table-cell>
          <table:table-cell table:formula="of:=COS(([.B59]+[.C59])/2)-([.B59]+[.C59])/2" office:value-type="float" office:value="-0.00000000000236988206836486" calcext:value-type="float">
            <text:p>-2,36988206836486E-12</text:p>
          </table:table-cell>
          <table:table-cell table:number-columns-repeated="2"/>
        </table:table-row>
        <table:table-row table:style-name="ro1">
          <table:table-cell/>
          <table:table-cell table:formula="of:=IF([.D59]&gt;0;([.B59]+[.C59])/2;[.B59])" office:value-type="float" office:value="0.739085133187473" calcext:value-type="float">
            <text:p>0,739085133187473</text:p>
          </table:table-cell>
          <table:table-cell table:formula="of:=IF([.D59]&lt;0;([.B59]+[.C59])/2;[.C59])" office:value-type="float" office:value="0.739085133216577" calcext:value-type="float">
            <text:p>0,739085133216577</text:p>
          </table:table-cell>
          <table:table-cell table:formula="of:=COS(([.B60]+[.C60])/2)-([.B60]+[.C60])/2" office:value-type="float" office:value="0.0000000000219844142890224" calcext:value-type="float">
            <text:p>2,19844142890224E-11</text:p>
          </table:table-cell>
          <table:table-cell table:number-columns-repeated="2"/>
        </table:table-row>
        <table:table-row table:style-name="ro1">
          <table:table-cell/>
          <table:table-cell table:formula="of:=IF([.D60]&gt;0;([.B60]+[.C60])/2;[.B60])" office:value-type="float" office:value="0.739085133202025" calcext:value-type="float">
            <text:p>0,739085133202025</text:p>
          </table:table-cell>
          <table:table-cell table:formula="of:=IF([.D60]&lt;0;([.B60]+[.C60])/2;[.C60])" office:value-type="float" office:value="0.739085133216577" calcext:value-type="float">
            <text:p>0,739085133216577</text:p>
          </table:table-cell>
          <table:table-cell table:formula="of:=COS(([.B61]+[.C61])/2)-([.B61]+[.C61])/2" office:value-type="float" office:value="0.00000000000980726611032878" calcext:value-type="float">
            <text:p>9,80726611032878E-12</text:p>
          </table:table-cell>
          <table:table-cell table:number-columns-repeated="2"/>
        </table:table-row>
        <table:table-row table:style-name="ro1">
          <table:table-cell/>
          <table:table-cell table:formula="of:=IF([.D61]&gt;0;([.B61]+[.C61])/2;[.B61])" office:value-type="float" office:value="0.739085133209301" calcext:value-type="float">
            <text:p>0,739085133209301</text:p>
          </table:table-cell>
          <table:table-cell table:formula="of:=IF([.D61]&lt;0;([.B61]+[.C61])/2;[.C61])" office:value-type="float" office:value="0.739085133216577" calcext:value-type="float">
            <text:p>0,739085133216577</text:p>
          </table:table-cell>
          <table:table-cell table:formula="of:=COS(([.B62]+[.C62])/2)-([.B62]+[.C62])/2" office:value-type="float" office:value="0.00000000000371869202098196" calcext:value-type="float">
            <text:p>3,71869202098196E-12</text:p>
          </table:table-cell>
          <table:table-cell table:number-columns-repeated="2"/>
        </table:table-row>
        <table:table-row table:style-name="ro1">
          <table:table-cell/>
          <table:table-cell table:formula="of:=IF([.D62]&gt;0;([.B62]+[.C62])/2;[.B62])" office:value-type="float" office:value="0.739085133212939" calcext:value-type="float">
            <text:p>0,739085133212939</text:p>
          </table:table-cell>
          <table:table-cell table:formula="of:=IF([.D62]&lt;0;([.B62]+[.C62])/2;[.C62])" office:value-type="float" office:value="0.739085133216577" calcext:value-type="float">
            <text:p>0,739085133216577</text:p>
          </table:table-cell>
          <table:table-cell table:formula="of:=COS(([.B63]+[.C63])/2)-([.B63]+[.C63])/2" office:value-type="float" office:value="0.000000000000674460487459783" calcext:value-type="float">
            <text:p>6,74460487459783E-13</text:p>
          </table:table-cell>
          <table:table-cell table:number-columns-repeated="2"/>
        </table:table-row>
        <table:table-row table:style-name="ro1">
          <table:table-cell/>
          <table:table-cell table:formula="of:=IF([.D63]&gt;0;([.B63]+[.C63])/2;[.B63])" office:value-type="float" office:value="0.739085133214758" calcext:value-type="float">
            <text:p>0,739085133214758</text:p>
          </table:table-cell>
          <table:table-cell table:formula="of:=IF([.D63]&lt;0;([.B63]+[.C63])/2;[.C63])" office:value-type="float" office:value="0.739085133216577" calcext:value-type="float">
            <text:p>0,739085133216577</text:p>
          </table:table-cell>
          <table:table-cell table:formula="of:=COS(([.B64]+[.C64])/2)-([.B64]+[.C64])/2" office:value-type="float" office:value="-0.000000000000847655279301307" calcext:value-type="float">
            <text:p>-8,47655279301307E-13</text:p>
          </table:table-cell>
          <table:table-cell table:number-columns-repeated="2"/>
        </table:table-row>
        <table:table-row table:style-name="ro1">
          <table:table-cell/>
          <table:table-cell table:formula="of:=IF([.D64]&gt;0;([.B64]+[.C64])/2;[.B64])" office:value-type="float" office:value="0.739085133214758" calcext:value-type="float">
            <text:p>0,739085133214758</text:p>
          </table:table-cell>
          <table:table-cell table:formula="of:=IF([.D64]&lt;0;([.B64]+[.C64])/2;[.C64])" office:value-type="float" office:value="0.739085133215667" calcext:value-type="float">
            <text:p>0,739085133215667</text:p>
          </table:table-cell>
          <table:table-cell table:formula="of:=COS(([.B65]+[.C65])/2)-([.B65]+[.C65])/2" office:value-type="float" office:value="-0.0000000000000865973959207622" calcext:value-type="float">
            <text:p>-8,65973959207622E-14</text:p>
          </table:table-cell>
          <table:table-cell table:number-columns-repeated="2"/>
        </table:table-row>
        <table:table-row table:style-name="ro1">
          <table:table-cell/>
          <table:table-cell table:formula="of:=IF([.D65]&gt;0;([.B65]+[.C65])/2;[.B65])" office:value-type="float" office:value="0.739085133214758" calcext:value-type="float">
            <text:p>0,739085133214758</text:p>
          </table:table-cell>
          <table:table-cell table:formula="of:=IF([.D65]&lt;0;([.B65]+[.C65])/2;[.C65])" office:value-type="float" office:value="0.739085133215212" calcext:value-type="float">
            <text:p>0,739085133215212</text:p>
          </table:table-cell>
          <table:table-cell table:formula="of:=COS(([.B66]+[.C66])/2)-([.B66]+[.C66])/2" office:value-type="float" office:value="0.000000000000293876034618279" calcext:value-type="float">
            <text:p>2,93876034618279E-13</text:p>
          </table:table-cell>
          <table:table-cell table:number-columns-repeated="2"/>
        </table:table-row>
        <table:table-row table:style-name="ro1">
          <table:table-cell/>
          <table:table-cell table:formula="of:=IF([.D66]&gt;0;([.B66]+[.C66])/2;[.B66])" office:value-type="float" office:value="0.739085133214985" calcext:value-type="float">
            <text:p>0,739085133214985</text:p>
          </table:table-cell>
          <table:table-cell table:formula="of:=IF([.D66]&lt;0;([.B66]+[.C66])/2;[.C66])" office:value-type="float" office:value="0.739085133215212" calcext:value-type="float">
            <text:p>0,739085133215212</text:p>
          </table:table-cell>
          <table:table-cell table:formula="of:=COS(([.B67]+[.C67])/2)-([.B67]+[.C67])/2" office:value-type="float" office:value="0.000000000000103583808197527" calcext:value-type="float">
            <text:p>1,03583808197527E-13</text:p>
          </table:table-cell>
          <table:table-cell table:number-columns-repeated="2"/>
        </table:table-row>
        <table:table-row table:style-name="ro1">
          <table:table-cell/>
          <table:table-cell table:formula="of:=IF([.D67]&gt;0;([.B67]+[.C67])/2;[.B67])" office:value-type="float" office:value="0.739085133215099" calcext:value-type="float">
            <text:p>0,739085133215099</text:p>
          </table:table-cell>
          <table:table-cell table:formula="of:=IF([.D67]&lt;0;([.B67]+[.C67])/2;[.C67])" office:value-type="float" office:value="0.739085133215212" calcext:value-type="float">
            <text:p>0,739085133215212</text:p>
          </table:table-cell>
          <table:table-cell table:formula="of:=COS(([.B68]+[.C68])/2)-([.B68]+[.C68])/2" office:value-type="float" office:value="8.54871728961371E-015" calcext:value-type="float">
            <text:p>8,54871728961371E-15</text:p>
          </table:table-cell>
          <table:table-cell table:number-columns-repeated="2"/>
        </table:table-row>
        <table:table-row table:style-name="ro1">
          <table:table-cell/>
          <table:table-cell table:formula="of:=IF([.D68]&gt;0;([.B68]+[.C68])/2;[.B68])" office:value-type="float" office:value="0.739085133215156" calcext:value-type="float">
            <text:p>0,739085133215156</text:p>
          </table:table-cell>
          <table:table-cell table:formula="of:=IF([.D68]&lt;0;([.B68]+[.C68])/2;[.C68])" office:value-type="float" office:value="0.739085133215212" calcext:value-type="float">
            <text:p>0,739085133215212</text:p>
          </table:table-cell>
          <table:table-cell table:formula="of:=COS(([.B69]+[.C69])/2)-([.B69]+[.C69])/2" office:value-type="float" office:value="-0.0000000000000390798504668055" calcext:value-type="float">
            <text:p>-3,90798504668055E-14</text:p>
          </table:table-cell>
          <table:table-cell table:number-columns-repeated="2"/>
        </table:table-row>
        <table:table-row table:style-name="ro1">
          <table:table-cell/>
          <table:table-cell table:formula="of:=IF([.D69]&gt;0;([.B69]+[.C69])/2;[.B69])" office:value-type="float" office:value="0.739085133215156" calcext:value-type="float">
            <text:p>0,739085133215156</text:p>
          </table:table-cell>
          <table:table-cell table:formula="of:=IF([.D69]&lt;0;([.B69]+[.C69])/2;[.C69])" office:value-type="float" office:value="0.739085133215184" calcext:value-type="float">
            <text:p>0,739085133215184</text:p>
          </table:table-cell>
          <table:table-cell table:formula="of:=COS(([.B70]+[.C70])/2)-([.B70]+[.C70])/2" office:value-type="float" office:value="-0.0000000000000153210777398272" calcext:value-type="float">
            <text:p>-1,53210777398272E-14</text:p>
          </table:table-cell>
          <table:table-cell table:number-columns-repeated="2"/>
        </table:table-row>
        <table:table-row table:style-name="ro1">
          <table:table-cell/>
          <table:table-cell table:formula="of:=IF([.D70]&gt;0;([.B70]+[.C70])/2;[.B70])" office:value-type="float" office:value="0.739085133215156" calcext:value-type="float">
            <text:p>0,739085133215156</text:p>
          </table:table-cell>
          <table:table-cell table:formula="of:=IF([.D70]&lt;0;([.B70]+[.C70])/2;[.C70])" office:value-type="float" office:value="0.73908513321517" calcext:value-type="float">
            <text:p>0,73908513321517</text:p>
          </table:table-cell>
          <table:table-cell table:formula="of:=COS(([.B71]+[.C71])/2)-([.B71]+[.C71])/2" office:value-type="float" office:value="-3.44169137633798E-015" calcext:value-type="float">
            <text:p>-3,44169137633798E-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11:44:56.1002566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8T11:45:23.783923160</meta:creation-date>
    <meta:editing-duration>PT19H31M18S</meta:editing-duration>
    <meta:editing-cycles>2</meta:editing-cycles>
    <meta:generator>LibreOffice/6.3.3.2.0$Linux_X86_64 LibreOffice_project/efd344762d9d19af2cac84c1651e18355008a6ed</meta:generator>
    <dc:date>2019-11-29T08:47:37.536002162</dc:date>
    <meta:document-statistic meta:table-count="1" meta:cell-count="177" meta:object-count="0"/>
  </office:meta>
</office:document-meta>
</file>